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dmin Login Details</text:p>
      <text:p text:style-name="Standard"/>
      <text:p text:style-name="Standard">Username:- admin</text:p>
      <text:p text:style-name="Standard">Password :- Test@123</text:p>
      <text:p text:style-name="Standard"/>
      <text:p text:style-name="Standard">MD5 Encryption</text:p>
      <text:p text:style-name="Standard"/>
      <text:p text:style-name="Standard">Username – admin3</text:p>
      <text:p text:style-name="Standard">Password -<text:s/>SuiEDN387Q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Gaurav </meta:initial-creator>
    <dc:creator>GMSN Gunawardana</dc:creator>
    <meta:creation-date>2017-05-16T10:44:00Z</meta:creation-date>
    <dc:date>2024-07-12T03:55:00Z</dc:date>
    <meta:template xlink:href="Normal.dotm" xlink:type="simple"/>
    <meta:editing-cycles>2</meta:editing-cycles>
    <meta:editing-duration>PT1320S</meta:editing-duration>
    <meta:document-statistic meta:page-count="1" meta:paragraph-count="1" meta:word-count="17" meta:character-count="115" meta:row-count="1" meta:non-whitespace-character-count="99"/>
  </office:meta>
</office:document-meta>
</file>